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D2CA59B.png" manifest:media-type="image/png"/>
  <manifest:file-entry manifest:full-path="Pictures/1000020100000100000001006CDC96F6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7B0000004FE6B52CA9.png" manifest:media-type="image/png"/>
  <manifest:file-entry manifest:full-path="Pictures/100002010000005400000040D0C47F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frame draw:style-name="gr1" draw:text-style-name="P1" draw:layer="layout" svg:width="3.253cm" svg:height="2.089cm" svg:x="4.302cm" svg:y="12.621cm">
          <draw:image xlink:href="Pictures/100002010000007B0000004FE6B52CA9.png" xlink:type="simple" xlink:show="embed" xlink:actuate="onLoad">
            <text:p/>
          </draw:image>
        </draw:frame>
        <draw:frame draw:style-name="gr1" draw:text-style-name="P1" draw:layer="layout" svg:width="2.169cm" svg:height="2.089cm" svg:x="23.596cm" svg:y="12.621cm">
          <draw:image xlink:href="Pictures/10000201000000520000004F5A2178FF.png" xlink:type="simple" xlink:show="embed" xlink:actuate="onLoad">
            <text:p/>
          </draw:image>
        </draw:frame>
        <draw:frame draw:style-name="gr1" draw:text-style-name="P1" draw:layer="layout" svg:width="2.46cm" svg:height="2.539cm" svg:x="7.477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1" draw:text-style-name="P1" draw:layer="layout" svg:width="2.46cm" svg:height="2.539cm" svg:x="20.257cm" svg:y="16.05cm">
          <draw:image xlink:href="Pictures/100002010000005D00000060CB9FCE60.png" xlink:type="simple" xlink:show="embed" xlink:actuate="onLoad">
            <text:p/>
          </draw:image>
        </draw:frame>
        <draw:frame draw:style-name="gr1" draw:text-style-name="P1" draw:layer="layout" svg:width="1.145cm" svg:height="1.143cm" svg:x="16.492cm" svg:y="11.044cm">
          <draw:image xlink:href="Pictures/1000020100000100000001006CDC96F6.png" xlink:type="simple" xlink:show="embed" xlink:actuate="onLoad">
            <text:p/>
          </draw:image>
        </draw:frame>
        <draw:line draw:style-name="gr2" draw:text-style-name="P1" draw:layer="layout" svg:x1="15.297cm" svg:y1="12.568cm" svg:x2="11.414cm" svg:y2="13.711cm">
          <text:p/>
        </draw:line>
        <draw:line draw:style-name="gr2" draw:text-style-name="P1" draw:layer="layout" svg:x1="15.297cm" svg:y1="12.568cm" svg:x2="12.557cm" svg:y2="14.854cm">
          <text:p/>
        </draw:line>
        <draw:line draw:style-name="gr2" draw:text-style-name="P1" draw:layer="layout" svg:x1="15.297cm" svg:y1="12.568cm" svg:x2="15.351cm" svg:y2="14.716cm">
          <text:p/>
        </draw:line>
        <draw:line draw:style-name="gr2" draw:text-style-name="P1" draw:layer="layout" svg:x1="15.297cm" svg:y1="12.568cm" svg:x2="18.018cm" svg:y2="14.727cm">
          <text:p/>
        </draw:line>
        <draw:line draw:style-name="gr2" draw:text-style-name="P1" draw:layer="layout" svg:x1="15.297cm" svg:y1="12.568cm" svg:x2="19.034cm" svg:y2="13.457cm">
          <text:p/>
        </draw:line>
        <draw:frame draw:style-name="gr1" draw:text-style-name="P1" draw:layer="layout" svg:width="1.567cm" svg:height="2.457cm" svg:x="19.78cm" svg:y="12.394cm">
          <draw:image xlink:href="Pictures/10000201000001F4000001F42D2CA59B.png" xlink:type="simple" xlink:show="embed" xlink:actuate="onLoad">
            <text:p/>
          </draw:image>
        </draw:frame>
        <draw:frame draw:style-name="gr1" draw:text-style-name="P1" draw:layer="layout" svg:width="1.567cm" svg:height="2.457cm" svg:x="9.155cm" svg:y="12.394cm">
          <draw:image xlink:href="Pictures/10000201000001F4000001F42D2CA59B.png" xlink:type="simple" xlink:show="embed" xlink:actuate="onLoad">
            <text:p/>
          </draw:image>
        </draw:frame>
        <draw:frame draw:style-name="gr1" draw:text-style-name="P1" draw:layer="layout" svg:width="1.567cm" svg:height="2.457cm" svg:x="14.573cm" svg:y="14.843cm">
          <draw:image xlink:href="Pictures/10000201000001F4000001F42D2CA5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1:38:37.855339852</meta:creation-date>
    <dc:date>2015-09-03T11:42:28.601523758</dc:date>
    <meta:editing-duration>PT1M11S</meta:editing-duration>
    <meta:editing-cycles>3</meta:editing-cycles>
    <meta:generator>LibreOffice/4.2.8.2$Linux_X86_64 LibreOffice_project/420m0$Build-2</meta:generator>
    <meta:document-statistic meta:object-count="15"/>
  </office:meta>
</office:document-meta>
</file>